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0D7000001E19050F828.png" manifest:media-type="image/png"/>
  <manifest:file-entry manifest:full-path="Pictures/1000020100000200000001ED06C1B3F7.png" manifest:media-type="image/png"/>
  <manifest:file-entry manifest:full-path="Pictures/100002010000023D000001CC5FE7A1E4.png" manifest:media-type="image/png"/>
  <manifest:file-entry manifest:full-path="Pictures/10000201000001F4000001581B5E6A98.png" manifest:media-type="image/png"/>
  <manifest:file-entry manifest:full-path="Pictures/10000201000003AF00000212F3B81851.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text-properties style:font-name="Liberation Mono" fo:font-size="10pt" style:font-name-asian="Liberation Mono" style:font-size-asian="10pt" style:font-name-complex="Liberation Mono" style:font-size-complex="10pt"/>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eentrant Monitor in java</text:p>
                <text:list>
                  <text:list-item>
                    <text:p><text:a xlink:href="http://journals.ecs.soton.ac.uk/java/tutorial/java/threads/reentrant.html" xlink:type="simple">http://journals.ecs.soton.ac.uk/java/tutorial/java/threads/reentrant.html</text:a></text:p>
                  </text:list-item>
                  <text:list-item>
                    <text:p>JRE allows a thread to re-acquire a monitor that it already holds because Java monitors are reentrant.</text:p>
                  </text:list-item>
                  <text:list-item>
                    <text:p>To eliminate the possibility of a single thread deadlocking itself on a monitor that it already holds. </text:p>
                  </text:list-item>
                  <text:list-item>
                    <text:p>Java thread can reuse the same monitor for different synchronized methods if method is called from the method.</text:p>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3" draw:text-style-name="P7" draw:layer="layout" svg:width="16.702cm" svg:height="13.8cm" svg:x="7cm" svg:y="5.4cm">
          <draw:text-box>
            <text:p text:style-name="P7">public class HashSet&lt;E&gt;</text:p>
            <text:p text:style-name="P7">extends AbstractSet&lt;E&gt;</text:p>
            <text:p text:style-name="P7">implements Set&lt;E&gt;, Cloneable, java.io.Serializable</text:p>
            <text:p text:style-name="P7">{</text:p>
            <text:p text:style-name="P7"><text:s text:c="4"/>private transient HashMap&lt;E,Object&gt; map;</text:p>
            <text:p text:style-name="P7"><text:s text:c="4"/></text:p>
            <text:p text:style-name="P7"><text:s text:c="4"/>// Dummy value to associate with an Object in the backing Map</text:p>
            <text:p text:style-name="P7"><text:s text:c="4"/></text:p>
            <text:p text:style-name="P7"><text:s text:c="4"/>private static final Object PRESENT = new Object();</text:p>
            <text:p text:style-name="P7"><text:s text:c="4"/></text:p>
            <text:p text:style-name="P7"><text:s text:c="4"/></text:p>
            <text:p text:style-name="P7"><text:s text:c="4"/></text:p>
            <text:p text:style-name="P7"><text:s text:c="4"/>public HashSet() {</text:p>
            <text:p text:style-name="P7"><text:s text:c="8"/>map = new HashMap&lt;&gt;();</text:p>
            <text:p text:style-name="P7"><text:s text:c="4"/>}</text:p>
            <text:p text:style-name="P7"><text:s text:c="4"/></text:p>
            <text:p text:style-name="P7"><text:s text:c="4"/>// SOME CODE ,i.e Other methods in Hash Set</text:p>
            <text:p text:style-name="P7"><text:s text:c="4"/></text:p>
            <text:p text:style-name="P7"><text:s text:c="4"/></text:p>
            <text:p text:style-name="P7"><text:s text:c="4"/>public boolean add(E e) {</text:p>
            <text:p text:style-name="P7"><text:s text:c="8"/>return map.put(e, PRESENT)==null;</text:p>
            <text:p text:style-name="P7"><text:s text:c="4"/>}</text:p>
            <text:p text:style-name="P7"><text:s text:c="4"/></text:p>
            <text:p text:style-name="P7"><text:s text:c="4"/></text:p>
            <text:p text:style-name="P7"><text:s text:c="4"/></text:p>
            <text:p text:style-name="P7"><text:s text:c="4"/>// SOME CODE ,i.e Other methods in Hash Set</text:p>
            <text:p text:style-name="P7">}</text:p>
          </draw:text-box>
        </draw:frame>
        <draw:frame draw:style-name="gr4" draw:text-style-name="P8" draw:layer="layout" svg:width="12.726cm" svg:height="3.6cm" svg:x="6.874cm" svg:y="16.8cm">
          <draw:text-box>
            <text:p text:style-name="P8">The main point to notice in above code is that put (key,value) will return</text:p>
            <text:p text:style-name="P8"/>
            <text:p text:style-name="P8">1.  null , if key is unique and added to the map</text:p>
            <text:p text:style-name="P8">2.  Old Value of the key , if key is duplicate</text:p>
          </draw:text-box>
        </draw:frame>
        <draw:frame draw:style-name="gr5" draw:layer="layout" svg:width="24.044cm" svg:height="0.963cm" svg:x="2.356cm" svg:y="4.2cm">
          <draw:text-box>
            <text:p>http://javahungry.blogspot.com/2013/08/how-sets-are-implemented-internally-in.html</text:p>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6"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office:forms form:automatic-focus="false" form:apply-design-mode="false"/>
          <draw:page-thumbnail draw:style-name="gr1" draw:layer="layout" svg:width="17cm" svg:height="9.56cm" svg:x="2cm" svg:y="2.5cm" draw:page-number="44" presentation:class="page"/>
          <draw:frame presentation:style-name="pr8" draw:text-style-name="P6"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office:forms form:automatic-focus="false" form:apply-design-mode="false"/>
          <draw:page-thumbnail draw:style-name="gr1" draw:layer="layout" svg:width="17cm" svg:height="9.56cm" svg:x="2cm" svg:y="2.5cm" draw:page-number="51" presentation:class="page"/>
          <draw:frame presentation:style-name="pr8"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office:forms form:automatic-focus="false" form:apply-design-mode="false"/>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text-style-name="P9" draw:layer="layout" svg:width="25.2cm" svg:height="2.4cm" svg:x="1.4cm" svg:y="0.8cm" presentation:class="title">
          <draw:text-box>
            <text:p text:style-name="P9">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office:forms form:automatic-focus="false" form:apply-design-mode="false"/>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office:forms form:automatic-focus="false" form:apply-design-mode="false"/>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office:forms form:automatic-focus="false" form:apply-design-mode="false"/>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office:forms form:automatic-focus="false" form:apply-design-mode="false"/>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office:forms form:automatic-focus="false" form:apply-design-mode="false"/>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office:forms form:automatic-focus="false" form:apply-design-mode="false"/>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office:forms form:automatic-focus="false" form:apply-design-mode="false"/>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7" draw:text-style-name="P7" draw:layer="layout" svg:width="8.757cm" svg:height="1.86cm" svg:x="0cm" svg:y="4.8cm">
          <draw:text-box>
            <text:p text:style-name="P7">public enum Day {</text:p>
            <text:p text:style-name="P7"><text:s text:c="4"/>SUNDAY, MONDAY, TUESDAY, WEDNESDAY,</text:p>
            <text:p text:style-name="P7"><text:s text:c="4"/>THURSDAY, FRIDAY, SATURDAY </text:p>
            <text:p text:style-name="P7">}</text:p>
          </draw:text-box>
        </draw:frame>
        <draw:frame draw:style-name="gr5" draw:layer="layout" svg:width="17.914cm" svg:height="0.963cm" svg:x="5.4cm" svg:y="4cm">
          <draw:text-box>
            <text:p>https://docs.oracle.com/javase/tutorial/java/javaOO/enum.html</text:p>
          </draw:text-box>
        </draw:frame>
        <draw:frame draw:style-name="gr7" draw:text-style-name="P7" draw:layer="layout" svg:width="11.086cm" svg:height="1.86cm" svg:x="16.114cm" svg:y="5.2cm">
          <draw:text-box>
            <text:p text:style-name="P7">for (Planet p : Planet.values()) {</text:p>
            <text:p text:style-name="P7"><text:s text:c="4"/>System.out.printf("Your weight on %s is %f%n",</text:p>
            <text:p text:style-name="P7"><text:s text:c="22"/>p, p.surfaceWeight(mass));</text:p>
            <text:p text:style-name="P7">}</text:p>
          </draw:text-box>
        </draw:frame>
        <presentation:notes draw:style-name="dp2">
          <office:forms form:automatic-focus="false" form:apply-design-mode="false"/>
          <draw:page-thumbnail draw:style-name="gr1" draw:layer="layout" svg:width="17cm" svg:height="9.56cm" svg:x="2cm" svg:y="2.5cm" draw:page-number="66" presentation:class="page"/>
          <draw:frame presentation:style-name="pr8" draw:text-style-name="P6" draw:layer="layout" svg:width="17cm" svg:height="14cm" svg:x="2cm" svg:y="13cm" presentation:class="notes" presentation:placeholder="true">
            <draw:text-box/>
          </draw:frame>
        </presentation:notes>
      </draw:page>
      <draw:page draw:name="page6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67"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5T18:54:24.937746456</dc:date>
    <meta:editing-duration>PT21H52M41S</meta:editing-duration>
    <meta:editing-cycles>223</meta:editing-cycles>
    <meta:generator>LibreOffice/4.2.8.2$Linux_X86_64 LibreOffice_project/420m0$Build-2</meta:generator>
    <meta:document-statistic meta:object-count="309"/>
  </office:meta>
</office:document-meta>
</file>